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722" officeooo:paragraph-rsid="00024722"/>
    </style:style>
    <style:style style:name="P2" style:family="paragraph" style:parent-style-name="Standard">
      <style:text-properties officeooo:rsid="00024722" officeooo:paragraph-rsid="0006f689"/>
    </style:style>
    <style:style style:name="P3" style:family="paragraph" style:parent-style-name="Standard">
      <style:text-properties fo:font-weight="bold" officeooo:rsid="00024722" officeooo:paragraph-rsid="00024722" style:font-weight-asian="bold" style:font-weight-complex="bold"/>
    </style:style>
    <style:style style:name="P4" style:family="paragraph" style:parent-style-name="Standard">
      <style:text-properties fo:font-weight="bold" officeooo:rsid="00024722" officeooo:paragraph-rsid="0006f689" style:font-weight-asian="bold" style:font-weight-complex="bold"/>
    </style:style>
    <style:style style:name="P5" style:family="paragraph" style:parent-style-name="Standard">
      <style:text-properties fo:font-weight="normal" officeooo:rsid="00024722" officeooo:paragraph-rsid="00024722" style:font-weight-asian="normal" style:font-weight-complex="normal"/>
    </style:style>
    <style:style style:name="P6" style:family="paragraph" style:parent-style-name="Standard">
      <style:text-properties fo:font-weight="normal" officeooo:rsid="00024722" officeooo:paragraph-rsid="0006f689" style:font-weight-asian="normal" style:font-weight-complex="normal"/>
    </style:style>
    <style:style style:name="P7" style:family="paragraph" style:parent-style-name="Standard">
      <style:text-properties fo:font-weight="normal" officeooo:rsid="0002762d" officeooo:paragraph-rsid="0002762d" style:font-weight-asian="normal" style:font-weight-complex="normal"/>
    </style:style>
    <style:style style:name="P8" style:family="paragraph" style:parent-style-name="Standard">
      <style:text-properties fo:font-weight="normal" officeooo:rsid="0002762d" officeooo:paragraph-rsid="00033c54" style:font-weight-asian="normal" style:font-weight-complex="normal"/>
    </style:style>
    <style:style style:name="P9" style:family="paragraph" style:parent-style-name="Standard">
      <style:text-properties fo:font-weight="normal" officeooo:rsid="0002762d" officeooo:paragraph-rsid="00041169" style:font-weight-asian="normal" style:font-weight-complex="normal"/>
    </style:style>
    <style:style style:name="P10" style:family="paragraph" style:parent-style-name="Standard">
      <style:text-properties fo:font-weight="normal" officeooo:rsid="0002762d" officeooo:paragraph-rsid="0006f689" style:font-weight-asian="normal" style:font-weight-complex="normal"/>
    </style:style>
    <style:style style:name="P11" style:family="paragraph" style:parent-style-name="Standard">
      <style:text-properties officeooo:rsid="00024722" officeooo:paragraph-rsid="000855bf"/>
    </style:style>
    <style:style style:name="P12" style:family="paragraph" style:parent-style-name="Standard">
      <style:text-properties officeooo:rsid="00024722" officeooo:paragraph-rsid="0009c7e5"/>
    </style:style>
    <style:style style:name="P13" style:family="paragraph" style:parent-style-name="Heading_20_1">
      <style:text-properties officeooo:rsid="001b2d64"/>
    </style:style>
    <style:style style:name="T1" style:family="text">
      <style:text-properties officeooo:rsid="0002762d"/>
    </style:style>
    <style:style style:name="T2" style:family="text">
      <style:text-properties officeooo:rsid="00033c54"/>
    </style:style>
    <style:style style:name="T3" style:family="text">
      <style:text-properties officeooo:rsid="00041169"/>
    </style:style>
    <style:style style:name="T4" style:family="text">
      <style:text-properties officeooo:rsid="00084c2f"/>
    </style:style>
    <style:style style:name="T5" style:family="text">
      <style:text-properties officeooo:rsid="000855bf"/>
    </style:style>
    <style:style style:name="T6" style:family="text">
      <style:text-properties officeooo:rsid="0009c7e5"/>
    </style:style>
    <style:style style:name="T7" style:family="text">
      <style:text-properties officeooo:rsid="000bba6c"/>
    </style:style>
    <style:style style:name="T8" style:family="text">
      <style:text-properties officeooo:rsid="000c3b7f"/>
    </style:style>
    <style:style style:name="T9" style:family="text">
      <style:text-properties officeooo:rsid="000cd4b7"/>
    </style:style>
    <style:style style:name="T10" style:family="text">
      <style:text-properties officeooo:rsid="001061e0"/>
    </style:style>
    <style:style style:name="T11" style:family="text">
      <style:text-properties fo:color="#800000"/>
    </style:style>
    <style:style style:name="T12" style:family="text">
      <style:text-properties fo:color="#800000" officeooo:rsid="00041169"/>
    </style:style>
    <style:style style:name="T13" style:family="text">
      <style:text-properties fo:color="#800000" officeooo:rsid="00033c54"/>
    </style:style>
    <style:style style:name="T14" style:family="text">
      <style:text-properties officeooo:rsid="00123872"/>
    </style:style>
    <style:style style:name="T15" style:family="text">
      <style:text-properties officeooo:rsid="0014e029"/>
    </style:style>
    <style:style style:name="T16" style:family="text">
      <style:text-properties officeooo:rsid="0015c6b5"/>
    </style:style>
    <style:style style:name="T17" style:family="text">
      <style:text-properties officeooo:rsid="00172ce5"/>
    </style:style>
    <style:style style:name="T18" style:family="text">
      <style:text-properties officeooo:rsid="001750a7"/>
    </style:style>
    <style:style style:name="T19" style:family="text">
      <style:text-properties officeooo:rsid="0018cf72"/>
    </style:style>
    <style:style style:name="T20" style:family="text">
      <style:text-properties officeooo:rsid="0019be48"/>
    </style:style>
    <style:style style:name="T21" style:family="text">
      <style:text-properties officeooo:rsid="001c5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nk-Order</text:h>
      <text:p text:style-name="P3">Control:</text:p>
      <text:p text:style-name="P1">614 <text:s text:c="2"/>→ <text:span text:style-name="T21">27</text:span> <text:s text:c="2"/>from <text:s/><text:span text:style-name="T21">380</text:span> <text:s/>with <text:s/>p = <text:span text:style-name="T21">0.08</text:span> <text:s text:c="7"/>ratio = 7.<text:span text:style-name="T21">1</text:span>%</text:p>
      <text:p text:style-name="P11"><text:span text:style-name="T11">616</text:span> <text:s text:c="2"/>→ <text:span text:style-name="T5">4</text:span> <text:s text:c="4"/>from <text:s/><text:span text:style-name="T5">51</text:span> <text:s text:c="3"/><text:span text:style-name="T5">with <text:s/>p =</text:span> <text:span text:style-name="T5">0.3</text:span> <text:s text:c="9"/>ratio = 7.<text:span text:style-name="T20">8</text:span>%</text:p>
      <text:p text:style-name="P1"><text:span text:style-name="T11">3661</text:span> → 1<text:span text:style-name="T7">02</text:span> from <text:s/>1<text:span text:style-name="T19">021</text:span> with p= <text:span text:style-name="T19">8.4</text:span> e-<text:span text:style-name="T19">11</text:span> <text:s text:c="2"/>ratio = <text:span text:style-name="T19">10.0</text:span>%</text:p>
      <text:p text:style-name="P1"><text:span text:style-name="T11">3906</text:span> → 1<text:span text:style-name="T20">55</text:span> from <text:s/>1<text:span text:style-name="T20">305</text:span> with p = <text:span text:style-name="T20">1.2</text:span> e-<text:span text:style-name="T20">22</text:span> <text:s/>ratio = 1<text:span text:style-name="T20">1</text:span>.<text:span text:style-name="T20">9</text:span>%</text:p>
      <text:p text:style-name="P3">Lesion:</text:p>
      <text:p text:style-name="P5"><text:span text:style-name="T11">434</text:span> <text:s text:c="2"/>→ 3<text:span text:style-name="T15">5</text:span> <text:s/>from <text:s/><text:span text:style-name="T15">276</text:span> <text:s/>with p = <text:span text:style-name="T15">5.2</text:span> e-<text:span text:style-name="T15">7</text:span> <text:s text:c="3"/>ratio = <text:span text:style-name="T15">12.7</text:span>%</text:p>
      <text:p text:style-name="P5"><text:span text:style-name="T11">405</text:span> <text:s text:c="2"/>→ <text:span text:style-name="T1">12 <text:s/>from <text:s/>149 <text:s/>with p = 0.09 <text:s text:c="7"/>ratio = <text:s/>8.0%</text:span></text:p>
      <text:p text:style-name="P7"><text:span text:style-name="T11">3903</text:span> → 3 <text:s text:c="3"/>from <text:s/><text:span text:style-name="T16">7</text:span>9 <text:s text:c="3"/>with p = <text:span text:style-name="T16">1</text:span>.<text:span text:style-name="T16">0</text:span> <text:s text:c="9"/>ratio = <text:s/>3.<text:span text:style-name="T16">7</text:span>% </text:p>
      <text:p text:style-name="P8"><text:span text:style-name="T11">3</text:span><text:span text:style-name="T13">838</text:span> → <text:span text:style-name="T2">17</text:span> <text:s/>from <text:s/><text:span text:style-name="T17">396</text:span> <text:s/>with p = 0.<text:span text:style-name="T17">6</text:span> <text:s text:c="9"/>ratio = <text:s/><text:span text:style-name="T17">4.2</text:span>% </text:p>
      <text:p text:style-name="P8"><text:span text:style-name="T11">3</text:span><text:span text:style-name="T13">837</text:span> → <text:span text:style-name="T2">13</text:span> <text:s/>from <text:s/><text:span text:style-name="T17">188</text:span> <text:s/>with p = 0.<text:span text:style-name="T17">2</text:span> <text:s text:c="9"/>ratio = <text:s/><text:span text:style-name="T17">6.9</text:span>% </text:p>
      <text:p text:style-name="P9"><text:span text:style-name="T11">3</text:span><text:span text:style-name="T12">754</text:span> → <text:span text:style-name="T3">2</text:span> <text:s text:c="3"/>from <text:s/><text:span text:style-name="T17">45</text:span> <text:s text:c="3"/>with p = <text:span text:style-name="T17">1</text:span>.<text:span text:style-name="T17">0</text:span> <text:s text:c="9"/>ratio = <text:s/><text:span text:style-name="T17">4</text:span>.<text:span text:style-name="T17">4</text:span>% </text:p>
      <text:p text:style-name="P9"><text:span text:style-name="T11">3</text:span><text:span text:style-name="T12">656</text:span> → <text:span text:style-name="T3">16</text:span> <text:s/>from <text:s/><text:span text:style-name="T18">194</text:span> <text:s/>with p = 0.<text:span text:style-name="T18">047</text:span> <text:s text:c="6"/>ratio = <text:s/><text:span text:style-name="T18">8.2</text:span>%</text:p>
      <text:h text:style-name="P13" text:outline-level="1">Persistence</text:h>
      <text:p text:style-name="P4">Control:</text:p>
      <text:p text:style-name="P2">614 <text:s text:c="2"/>→ <text:span text:style-name="T21">73</text:span> <text:s text:c="2"/>from <text:s/><text:span text:style-name="T21">534</text:span> <text:s/>with <text:s/>p = 1.<text:span text:style-name="T21">4</text:span> e-<text:span text:style-name="T21">14</text:span> <text:s/>ratio = <text:span text:style-name="T4">13.7</text:span>%</text:p>
      <text:p text:style-name="P12"><text:span text:style-name="T11">616</text:span> <text:s text:c="2"/>→ <text:span text:style-name="T20">20</text:span> <text:s text:c="2"/>from <text:s/><text:span text:style-name="T20">133</text:span> <text:s text:c="2"/><text:span text:style-name="T5">with p =</text:span> <text:span text:style-name="T6">1.3e-10 <text:s text:c="2"/></text:span>ratio = <text:span text:style-name="T20">15.0</text:span>% </text:p>
      <text:p text:style-name="P2"><text:span text:style-name="T11">3661</text:span> → <text:span text:style-name="T19">208</text:span> from <text:s/>1<text:span text:style-name="T19">357</text:span> with p= <text:span text:style-name="T19">7.3</text:span> e-<text:span text:style-name="T19">46</text:span> <text:s text:c="2"/>ratio = <text:span text:style-name="T8">15.3</text:span>%</text:p>
      <text:p text:style-name="P2"><text:span text:style-name="T11">3906</text:span> → <text:span text:style-name="T20">213</text:span> from <text:s/>14<text:span text:style-name="T20">62</text:span> with p = <text:span text:style-name="T20">1.9</text:span> e-<text:span text:style-name="T20">43</text:span> <text:s/>ratio = <text:span text:style-name="T20">14.6</text:span>%</text:p>
      <text:p text:style-name="P4">Lesion:</text:p>
      <text:p text:style-name="P6"><text:span text:style-name="T11">434</text:span> <text:s text:c="2"/>→ 37 <text:s/>from <text:s/><text:span text:style-name="T15">293</text:span> <text:s/>with p = <text:span text:style-name="T15">2.8</text:span> e-<text:span text:style-name="T15">7</text:span> <text:s text:c="4"/>ratio = <text:span text:style-name="T15">12.6</text:span>%</text:p>
      <text:p text:style-name="P6"><text:span text:style-name="T11">405</text:span> <text:s text:c="2"/>→ <text:span text:style-name="T1">16 <text:s/>from <text:s/>223 <text:s/>with p = 0.2 <text:s text:c="10"/>ratio = <text:s/>7.2%</text:span></text:p>
      <text:p text:style-name="P10"><text:span text:style-name="T11">3903</text:span> → <text:span text:style-name="T16">20</text:span> <text:s/>from <text:s/><text:span text:style-name="T16">201</text:span> <text:s/>with p = <text:s/><text:span text:style-name="T16">3.2e-4</text:span> <text:s text:c="4"/>ratio = <text:s/><text:span text:style-name="T16">9.9</text:span>% </text:p>
      <text:p text:style-name="P10"><text:span text:style-name="T11">3</text:span><text:span text:style-name="T13">838</text:span> → <text:span text:style-name="T14">71</text:span> <text:s/>from <text:s/><text:span text:style-name="T16">664</text:span> <text:s/>with p = <text:span text:style-name="T17">3.4e-9</text:span> <text:s text:c="5"/>ratio = <text:s/><text:span text:style-name="T16">10.7</text:span> <text:s/>% </text:p>
      <text:p text:style-name="P10"><text:span text:style-name="T11">3</text:span><text:span text:style-name="T13">837</text:span> → <text:span text:style-name="T10">49</text:span> <text:s/>from <text:s/><text:span text:style-name="T10">367</text:span> <text:s/>with p = <text:span text:style-name="T17">5</text:span>.<text:span text:style-name="T17">5e-10</text:span> <text:s text:c="3"/>ratio = <text:s/><text:span text:style-name="T10">13.3%</text:span> </text:p>
      <text:p text:style-name="P10"><text:span text:style-name="T11">3</text:span><text:span text:style-name="T12">754</text:span> → <text:span text:style-name="T17">11</text:span> <text:s/>from <text:s/><text:span text:style-name="T17">86</text:span> <text:s text:c="3"/>with p = <text:span text:style-name="T17">3</text:span>.<text:span text:style-name="T17">7e-4</text:span> <text:s text:c="5"/>ratio = <text:s/><text:span text:style-name="T17">12.7%</text:span> <text:s text:c="2"/></text:p>
      <text:p text:style-name="P10"><text:span text:style-name="T11">3</text:span><text:span text:style-name="T12">656</text:span> → <text:span text:style-name="T9">47</text:span> <text:s/>from <text:s/><text:span text:style-name="T18">321</text:span> <text:s/>with p = <text:span text:style-name="T18">5.7e-11 <text:s/></text:span><text:s text:c="2"/>ratio = <text:s/><text:span text:style-name="T9">14.6</text:span>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6:56:48.356103374</meta:creation-date>
    <meta:print-date>2016-12-15T11:28:26.013974234</meta:print-date>
    <dc:date>2016-12-15T19:41:10.835403377</dc:date>
    <meta:editing-duration>PT10H7M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276" meta:character-count="1314" meta:non-whitespace-character-count="833"/>
  </office:meta>
</office:document-meta>
</file>